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</text:p>
      <text:p text:style-name="Standard">print “text” <text:tab/><text:tab/>Imprimir</text:p>
      <text:p text:style-name="Standard"># <text:tab/><text:tab/><text:tab/>Comentários</text:p>
      <text:p text:style-name="Standard">variável = valor <text:tab/>Definir variável</text:p>
      <text:p text:style-name="Standard">raw_input()<text:tab/><text:tab/>Espera variável</text:p>
      <text:p text:style-name="Standard"/>
      <text:p text:style-name="Standard">Fortran</text:p>
      <text:p text:style-name="Standard">print*, <text:tab/><text:tab/><text:tab/>Imprimir</text:p>
      <text:p text:style-name="Standard">!<text:tab/><text:tab/><text:tab/>Comentários</text:p>
      <text:p text:style-name="Standard">implicit none<text:tab/><text:tab/>Desliga a regra de variável </text:p>
      <text:p text:style-name="Standard">character( )<text:tab/><text:tab/>Defini número de carácteres</text:p>
      <text:p text:style-name="Standard">read*, <text:tab/><text:tab/><text:tab/>Definir variável e espera variável</text:p>
      <text:p text:style-name="Standard">end <text:tab/><text:tab/><text:tab/>Terminar programa</text:p>
      <text:p text:style-name="Standard">-o nome<text:tab/><text:tab/>Define novo nome para rodar programa</text:p>
      <text:p text:style-name="Standard"/>
      <text:p text:style-name="Standard"/>
      <text:p text:style-name="Standard">Variável que começa com i j k l m n <text:tab/>→ inteiros; outras → reais</text:p>
      <text:p text:style-name="Standard"/>
      <text:p text:style-name="Standard">nome = “abcd”</text:p>
      <text:p text:style-name="Standard">x = 3</text:p>
      <text:p text:style-name="Standard">a = (b + y)/3</text:p>
      <text:p text:style-name="Standard">a = a +1 </text:p>
      <text:p text:style-name="Standard"/>
      <text:p text:style-name="Standard">Faça programa que converta de Celsius para Fahrenheit</text:p>
      <text:p text:style-name="Standard">(T + 32)*(9/5)</text:p>
      <text:p text:style-name="Standard">40 C = 100 F</text:p>
      <text:p text:style-name="Standard"/>
      <text:p text:style-name="Standard">real tc, tf</text:p>
      <text:p text:style-name="Standard"/>
      <text:p text:style-name="Standard">temp = raw_input('entretc')</text:p>
      <text:p text:style-name="Standard">tc = int(temp)</text:p>
      <text:p text:style-name="Standard">temp = str(t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3-23T15:41:23</meta:creation-date>
    <meta:generator>LibreOffice/3.5$Linux_X86_64 LibreOffice_project/350m1$Build-2</meta:generator>
    <dc:date>2016-03-23T17:10:29</dc:date>
    <dc:creator>Cristiane Oliveira</dc:creator>
    <meta:editing-duration>PT1H13M26S</meta:editing-duration>
    <meta:editing-cycles>8</meta:editing-cycles>
    <meta:document-statistic meta:table-count="0" meta:image-count="0" meta:object-count="0" meta:page-count="1" meta:paragraph-count="25" meta:word-count="107" meta:character-count="594" meta:non-whitespace-character-count="487"/>
  </office:meta>
</office:document-meta>
</file>